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787cm" fo:min-width="2.0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919cm" fo:min-width="2.7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654cm" fo:min-width="1.7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111cm" fo:min-width="1.4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919cm" fo:min-width="2.1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161cm" fo:min-width="3.1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367cm" fo:min-width="2.9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967cm" fo:min-width="1.3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977cm" fo:min-width="2.39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845cm" fo:min-width="2.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4" svg:width="2.938cm" svg:height="1.191cm" svg:x="3.399cm" svg:y="0.674cm"><text:p><text:s text:c="4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_0" draw:style-name="gr13" draw:text-style-name="P2" svg:width="3.38cm" svg:height="1.38cm" svg:x="3.32cm" svg:y="2.79cm"><text:p text:style-name="P2"><text:span text:style-name="T1">Take a input us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12" svg:width="2.7cm" svg:height="1.932cm" svg:x="3.664cm" svg:y="4.854cm"><text:p>If n1&lt;0: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" draw:name="Shape4" draw:style-name="gr11" svg:width="4.208cm" svg:height="1.932cm" svg:x="3.082cm" svg:y="7.659cm"><text:p>print("Pleas Enter a </text:p><text:p>positive number"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5" draw:style-name="gr10" svg:width="4.419cm" svg:height="1.641cm" svg:x="9.749cm" svg:y="8.109cm"><text:p>Calling Func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6" draw:style-name="gr9" svg:width="3.017cm" svg:height="1.297cm" svg:x="3.161cm" svg:y="10.437cm"><text:p><text:s text:c="7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7" draw:style-name="gr8" svg:width="2.964cm" svg:height="2.223cm" svg:x="10.781cm" svg:y="11.045cm"><text:p>If n&lt;=1: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" draw:name="Shape8" draw:style-name="gr7" svg:width="2.435cm" svg:height="0.927cm" svg:x="11.389cm" svg:y="14.406cm"><text:p>Return 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9" draw:style-name="gr6" draw:text-style-name="P2" svg:width="3.954cm" svg:height="1.301cm" svg:x="14.903cm" svg:y="13.453cm"><text:p text:style-name="P2"><text:span text:style-name="T1">Return n+rsum(n-1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0" draw:style-name="gr5" svg:width="2.964cm" svg:height="1.112cm" svg:x="14.956cm" svg:y="16.549cm"><text:p><text:s text:c="4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" draw:name="Shape11" draw:style-name="gr1" draw:text-style-name="P1" svg:x1="4.902cm" svg:y1="1.864cm" svg:x2="4.955cm" svg:y2="2.922cm"><text:p/></draw:line><draw:line text:anchor-type="paragraph" draw:z-index="11" draw:name="Shape12" draw:style-name="gr1" draw:text-style-name="P1" svg:x1="5.061cm" svg:y1="4.17cm" svg:x2="5.114cm" svg:y2="5.04cm"><text:p/></draw:line><draw:line text:anchor-type="paragraph" draw:z-index="12" draw:name="Shape13" draw:style-name="gr2" draw:text-style-name="P1" svg:x1="5.034cm" svg:y1="6.786cm" svg:x2="5.113cm" svg:y2="7.659cm"><text:p text:style-name="P1">yes</text:p></draw:line><draw:line text:anchor-type="paragraph" draw:z-index="13" draw:name="Shape14" draw:style-name="gr2" draw:text-style-name="P1" svg:x1="6.362cm" svg:y1="5.86cm" svg:x2="10.034cm" svg:y2="5.992cm"><text:p text:style-name="P1">no</text:p></draw:line><draw:line text:anchor-type="paragraph" draw:z-index="14" draw:name="Shape15" draw:style-name="gr4" draw:text-style-name="P1" svg:x1="10.035cm" svg:y1="5.992cm" svg:x2="11.94cm" svg:y2="8.109cm"><text:p/></draw:line><draw:line text:anchor-type="paragraph" draw:z-index="15" draw:name="Shape16" draw:style-name="gr1" draw:text-style-name="P1" svg:x1="4.823cm" svg:y1="9.59cm" svg:x2="4.77cm" svg:y2="10.437cm"><text:p/></draw:line><draw:line text:anchor-type="paragraph" draw:z-index="16" draw:name="Shape17" draw:style-name="gr1" draw:text-style-name="P1" svg:x1="12.284cm" svg:y1="9.749cm" svg:x2="12.178cm" svg:y2="11.045cm"><text:p/></draw:line><draw:line text:anchor-type="paragraph" draw:z-index="17" draw:name="Shape18" draw:style-name="gr3" draw:text-style-name="P1" svg:x1="12.204cm" svg:y1="13.268cm" svg:x2="12.469cm" svg:y2="14.564cm"><text:p text:style-name="P1">yes</text:p></draw:line><draw:line text:anchor-type="paragraph" draw:z-index="18" draw:name="Shape19" draw:style-name="gr1" draw:text-style-name="P1" svg:x1="17.073cm" svg:y1="14.753cm" svg:x2="16.332cm" svg:y2="16.734cm"><text:p/></draw:line><draw:line text:anchor-type="paragraph" draw:z-index="19" draw:name="Shape20" draw:style-name="gr2" draw:text-style-name="P1" svg:x1="13.744cm" svg:y1="12.157cm" svg:x2="15.644cm" svg:y2="13.612cm"><text:p text:style-name="P1">no</text:p></draw:line><draw:line text:anchor-type="paragraph" draw:z-index="20" draw:name="Shape21" draw:style-name="gr1" draw:text-style-name="P1" svg:x1="13.421cm" svg:y1="15.332cm" svg:x2="15.405cm" svg:y2="16.761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20:24:51.621948073</meta:creation-date>
    <dc:date>2021-03-07T20:34:13.529507021</dc:date>
    <meta:editing-duration>PT9M2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